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sk" fo:country="SK" officeooo:rsid="00066021" officeooo:paragraph-rsid="00066021"/>
    </style:style>
    <style:style style:name="P2" style:family="paragraph" style:parent-style-name="Text_20_body" style:list-style-name="L1">
      <style:text-properties fo:language="sk" fo:country="SK" officeooo:rsid="00066021" officeooo:paragraph-rsid="00066021"/>
    </style:style>
    <style:style style:name="P3" style:family="paragraph" style:parent-style-name="Text_20_body">
      <style:text-properties fo:language="sk" fo:country="SK" officeooo:rsid="0008966d" officeooo:paragraph-rsid="0008966d"/>
    </style:style>
    <style:style style:name="P4" style:family="paragraph" style:parent-style-name="Text_20_body">
      <style:text-properties fo:language="sk" fo:country="SK" officeooo:rsid="000999a1" officeooo:paragraph-rsid="000999a1"/>
    </style:style>
    <style:style style:name="P5" style:family="paragraph" style:parent-style-name="Text_20_body" style:list-style-name="L2">
      <style:text-properties officeooo:paragraph-rsid="000999a1"/>
    </style:style>
    <style:style style:name="P6" style:family="paragraph" style:parent-style-name="Text_20_body" style:list-style-name="L2">
      <style:text-properties officeooo:rsid="000999a1" officeooo:paragraph-rsid="000999a1"/>
    </style:style>
    <style:style style:name="P7" style:family="paragraph" style:parent-style-name="Text_20_body">
      <style:text-properties officeooo:rsid="000999a1" officeooo:paragraph-rsid="000999a1"/>
    </style:style>
    <style:style style:name="P8" style:family="paragraph" style:parent-style-name="Text_20_body">
      <style:text-properties officeooo:rsid="0009c93b" officeooo:paragraph-rsid="0009c93b"/>
    </style:style>
    <style:style style:name="T1" style:family="text">
      <style:text-properties fo:language="sk" fo:country="SK"/>
    </style:style>
    <style:style style:name="T2" style:family="text">
      <style:text-properties fo:language="sk" fo:country="SK" officeooo:rsid="000999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tika</text:h>
      <text:p text:style-name="P1">Genetika je veda zaoberajúca sa dedičnosťou.</text:p>
      <text:list xml:id="list8089725380084319684" text:style-name="L1">
        <text:list-item>
          <text:p text:style-name="P2">Klasická genetika = dedičnosť</text:p>
        </text:list-item>
        <text:list-item>
          <text:p text:style-name="P2">Molekulárna genetika = chemická a fyzikálna štruktúra DNA, RNA a proteínov</text:p>
        </text:list-item>
        <text:list-item>
          <text:p text:style-name="P2">Rodová genetika (Mendelianova genetika) = genetika rodín a skupín</text:p>
        </text:list-item>
        <text:list-item>
          <text:p text:style-name="P2">Kvantitatívna genetika = matematické odvetvie študujúce štatistické vzťahy medzi génami a ich prejavmi</text:p>
        </text:list-item>
      </text:list>
      <text:p text:style-name="P1"/>
      <text:p text:style-name="P3">Základom je bunka</text:p>
      <text:p text:style-name="P3">Mitóza – delenie buniek</text:p>
      <text:p text:style-name="P3">Meióza – tvorba pohlavných buniek</text:p>
      <text:p text:style-name="P3">Prokaryoticke organizmy: DNA voľne pláva v bunke</text:p>
      <text:p text:style-name="P3">Eukaryotické organizmy: DNA je koncentrovaná v oddelenom jadre bunky</text:p>
      <text:p text:style-name="P3"/>
      <text:p text:style-name="P4">Chromozóm – časť DNA, vo vnútri jadra eukaryotickej bunky sa nachádza presný počet chromozómov</text:p>
      <text:p text:style-name="P4"/>
      <text:p text:style-name="P4">Eukaryoticke org.</text:p>
      <text:list xml:id="list9047947658165000691" text:style-name="L2">
        <text:list-item>
          <text:p text:style-name="P5"><text:span text:style-name="T2">Somatické bunky (telové) = vznikajú pri mitóze</text:span></text:p>
        </text:list-item>
        <text:list-item>
          <text:p text:style-name="P6"><text:span text:style-name="T1">Pohlavné bunky</text:span></text:p>
        </text:list-item>
      </text:list>
      <text:p text:style-name="P7"/>
      <text:p text:style-name="P8"><text:span text:style-name="T1">Karyotyp (chromozómy v jadre)</text:span></text:p>
      <text:p text:style-name="P8"><text:span text:style-name="T1">človek: 23 párov, posledný pár sú pohlavné XX (zena) alebo XY (muz), chromozómy sa vedia popárovať a určiť poradie podľa unikátneho tva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1M59S</meta:editing-duration>
    <meta:editing-cycles>3</meta:editing-cycles>
    <meta:generator>LibreOffice/4.3.3.2$Windows_x86 LibreOffice_project/9bb7eadab57b6755b1265afa86e04bf45fbfc644</meta:generator>
    <dc:date>2014-11-18T07:28:05.202000000</dc:date>
    <meta:document-statistic meta:table-count="0" meta:image-count="0" meta:object-count="0" meta:page-count="1" meta:paragraph-count="17" meta:word-count="126" meta:character-count="854" meta:non-whitespace-character-count="748"/>
    <meta:user-defined meta:name="Info 1"/>
    <meta:user-defined meta:name="Info 2"/>
    <meta:user-defined meta:name="Info 3"/>
    <meta:user-defined meta:name="Info 4"/>
  </office:meta>
</office:document-meta>
</file>